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ImageCache manages a mem cache and a disk cache. When an image is requested, it looks in the mem cache first, then in the disk cache and finally it tried to download it from the web</text:p>
      <text:p text:style-name="Standard">RedditLink contains title and url and image. The image is requested from the ImageCache</text:p>
      <text:p text:style-name="Standard">RedditLinkQueue contains the list of links and the last_ requested_link_index. </text:p>
      <text:p text:style-name="Standard">The LinkPrefetcher keep reference of the last_prefetched_link_index and keeps loading links up to <text:s/>last_ requested_link_index + ImageCache.SIZ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4T20:39:45.13</meta:creation-date>
    <meta:document-statistic meta:table-count="0" meta:image-count="0" meta:object-count="0" meta:page-count="1" meta:paragraph-count="0" meta:word-count="78" meta:character-count="494" meta:non-whitespace-character-count="418"/>
    <dc:date>2011-09-14T21:30:43.77</dc:date>
    <meta:editing-duration>PT35M47S</meta:editing-duration>
    <meta:editing-cycles>1</meta:editing-cycles>
    <meta:generator>LibreOffice/3.4$Win32 LibreOffice_project/340m1$Build-103</meta:generator>
  </office:meta>
</office:document-meta>
</file>